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conc</text:p>
          </table:table-cell>
          <table:table-cell office:value-type="string">
            <text:p>gk</text:p>
          </table:table-cell>
          <table:table-cell office:value-type="string">
            <text:p>nmd</text:p>
          </table:table-cell>
          <table:table-cell office:value-type="string">
            <text:p>ald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7.67">
            <text:p>507.67</text:p>
          </table:table-cell>
          <table:table-cell office:value-type="float" office:value="471.27">
            <text:p>471.27</text:p>
          </table:table-cell>
          <table:table-cell office:value-type="float" office:value="503.88">
            <text:p>503.88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6.843">
            <text:p>6.843</text:p>
          </table:table-cell>
          <table:table-cell office:value-type="float" office:value="6.023">
            <text:p>6.023</text:p>
          </table:table-cell>
          <table:table-cell office:value-type="float" office:value="4.824">
            <text:p>4.824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3.019">
            <text:p>3.019</text:p>
          </table:table-cell>
          <table:table-cell office:value-type="float" office:value="2.254">
            <text:p>2.254</text:p>
          </table:table-cell>
          <table:table-cell office:value-type="float" office:value="2.532">
            <text:p>2.53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.312">
            <text:p>2.312</text:p>
          </table:table-cell>
          <table:table-cell office:value-type="float" office:value="1.901">
            <text:p>1.901</text:p>
          </table:table-cell>
          <table:table-cell office:value-type="float" office:value="1.957">
            <text:p>1.95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10/25/2012</text:date>, <text:time>23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2-10-25T23:52:03</meta:creation-date>
    <dc:date>2012-10-25T23:53:27</dc:date>
    <dc:creator>Jason Larkin</dc:creator>
    <meta:editing-duration>PT1M25S</meta:editing-duration>
    <meta:editing-cycles>2</meta:editing-cycles>
    <meta:generator>LibreOffice/3.4$Unix LibreOffice_project/340m1$Build-402</meta:generator>
    <meta:document-statistic meta:table-count="3" meta:cell-count="20" meta:object-count="0"/>
  </office:meta>
</office:document-meta>
</file>